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start" style:justify-single-word="false"/>
      <style:text-properties officeooo:rsid="002249e5" officeooo:paragraph-rsid="002249e5"/>
    </style:style>
    <style:style style:name="P2" style:family="paragraph" style:parent-style-name="Standard">
      <style:paragraph-properties fo:text-align="center" style:justify-single-word="false"/>
      <style:text-properties fo:font-size="18pt" fo:font-weight="bold" officeooo:rsid="00165902" officeooo:paragraph-rsid="00165902"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normal" officeooo:rsid="00165902" officeooo:paragraph-rsid="00165902"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165902" officeooo:paragraph-rsid="001a4ab8"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183060" officeooo:paragraph-rsid="00183060"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1dbc48" officeooo:paragraph-rsid="001dbc48"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style="italic" fo:font-weight="bold" officeooo:rsid="00165902" officeooo:paragraph-rsid="00165902" style:font-size-asian="18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fo:font-size="18pt" fo:font-style="italic" fo:font-weight="bold" officeooo:rsid="00165902" officeooo:paragraph-rsid="001a4ab8" style:font-size-asian="18pt" style:font-style-asian="italic" style:font-weight-asian="bold" style:font-size-complex="18pt" style:font-style-complex="italic" style:font-weight-complex="bold"/>
    </style:style>
    <style:style style:name="P9" style:family="paragraph" style:parent-style-name="Text_20_body">
      <style:paragraph-properties fo:text-align="start" style:justify-single-word="false"/>
      <style:text-properties officeooo:paragraph-rsid="001fffb9"/>
    </style:style>
    <style:style style:name="P10" style:family="paragraph" style:parent-style-name="Text_20_body">
      <style:paragraph-properties fo:text-align="start" style:justify-single-word="false"/>
      <style:text-properties officeooo:paragraph-rsid="002249e5"/>
    </style:style>
    <style:style style:name="P11" style:family="paragraph" style:parent-style-name="Text_20_body">
      <style:paragraph-properties fo:text-align="start" style:justify-single-word="false"/>
      <style:text-properties fo:font-size="18pt" officeooo:rsid="001ac885" officeooo:paragraph-rsid="002249e5" style:font-size-asian="18pt" style:font-size-complex="18pt"/>
    </style:style>
    <style:style style:name="P12" style:family="paragraph" style:parent-style-name="Standard">
      <style:paragraph-properties fo:text-align="start" style:justify-single-word="false"/>
      <style:text-properties fo:font-weight="normal" officeooo:rsid="00165902" officeooo:paragraph-rsid="00299ac4" style:font-weight-asian="normal" style:font-weight-complex="normal"/>
    </style:style>
    <style:style style:name="T1" style:family="text">
      <style:text-properties officeooo:rsid="001a4ab8"/>
    </style:style>
    <style:style style:name="T2" style:family="text">
      <style:text-properties fo:font-size="18pt" fo:font-weight="normal" officeooo:rsid="001ac885" style:font-size-asian="18pt" style:font-weight-asian="normal" style:font-size-complex="18pt" style:font-weight-complex="normal"/>
    </style:style>
    <style:style style:name="T3" style:family="text">
      <style:text-properties fo:font-size="18pt" fo:font-weight="normal" officeooo:rsid="00238f92" style:font-size-asian="18pt" style:font-weight-asian="normal" style:font-size-complex="18pt" style:font-weight-complex="normal"/>
    </style:style>
    <style:style style:name="T4" style:family="text">
      <style:text-properties fo:font-size="18pt" fo:font-weight="normal" officeooo:rsid="00299ac4" style:font-size-asian="15.75pt" style:font-weight-asian="normal" style:font-size-complex="18pt" style:font-weight-complex="normal"/>
    </style:style>
    <style:style style:name="T5" style:family="text">
      <style:text-properties fo:font-size="18pt" style:font-size-asian="18pt" style:font-size-complex="18pt"/>
    </style:style>
    <style:style style:name="T6" style:family="text">
      <style:text-properties fo:font-size="18pt" officeooo:rsid="001ac885" style:font-size-asian="18pt" style:font-size-complex="18pt"/>
    </style:style>
    <style:style style:name="T7" style:family="text">
      <style:text-properties fo:font-size="18pt" officeooo:rsid="001fffb9" style:font-size-asian="18pt" style:font-size-complex="18pt"/>
    </style:style>
    <style:style style:name="T8" style:family="text">
      <style:text-properties fo:font-size="18pt" officeooo:rsid="00257f26" style:font-size-asian="18pt" style:font-size-complex="18pt"/>
    </style:style>
    <style:style style:name="T9" style:family="text">
      <style:text-properties fo:font-size="18pt" officeooo:rsid="00270a51" style:font-size-asian="18pt" style:font-size-complex="18pt"/>
    </style:style>
    <style:style style:name="T10" style:family="text">
      <style:text-properties fo:font-size="18pt" fo:font-style="normal" fo:font-weight="normal" officeooo:rsid="001ac885" style:font-size-asian="18pt" style:font-style-asian="normal" style:font-weight-asian="normal" style:font-size-complex="18pt" style:font-style-complex="normal" style:font-weight-complex="normal"/>
    </style:style>
    <style:style style:name="T11" style:family="text">
      <style:text-properties officeooo:rsid="001f78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s Projet Ewan</text:p>
      <text:p text:style-name="P6">A titre <text:span text:style-name="T11">d’info handicap pour Ewan</text:span></text:p>
      <text:p text:style-name="P3"/>
      <text:p text:style-name="P7">D’un point de vu écologique quel est l’intérêt d<text:span text:style-name="T1">u </text:span>projet <text:span text:style-name="T1">de l’arrosage </text:span>automatique afin de mieux gérer la consommation de l’eau ?</text:p>
      <text:p text:style-name="P5"/>
      <text:p text:style-name="P9"><text:span text:style-name="T6">Comparé à l’arrosage au tuyau, l’</text:span><text:span text:style-name="Strong_20_Emphasis"><text:span text:style-name="T6">arrosage automatique</text:span></text:span><text:span text:style-name="T6"> est bien plus économique en eau et permet ainsi une gestion raisonnée de l’eau. Optimal, l’arrosage automatique délivre seulement la </text:span><text:span text:style-name="Strong_20_Emphasis"><text:span text:style-name="T10">quantité d’eau nécessaire</text:span></text:span><text:span text:style-name="T6"> </text:span><text:span text:style-name="T7">aux</text:span><text:span text:style-name="T6"> plantations. Bon pour votre jardin et bon pour l’environnement, en utilisant l’eau intelligemment !</text:span></text:p>
      <text:p text:style-name="P11">L’arrosage manuel est pratiqué par 90 % des Français, car c’est le plus simple. Il suffit de fixer un raccord sur le robinet et d’y brancher un tuyau. </text:p>
      <text:p text:style-name="P11">Différents embouts à placer à la sortie du tuyau répondent à tous les usages: pistolets pour les plantes en pots ou les massifs, arroseurs oscillants pour une pelouse. Vous trouverez sur le marché des pistolets multijets qui permettent de choisir le débit, allant de la brumisation, pour les végétaux délicats, au jet puissant (qui servira, notamment, à nettoyer la terrasse), en passant par le jet de remplissage rapide, pour un arrosoir par exemple. Certains ont une gâchette verrouillable qui modère le débit. Les turbines haut de gamme, destinées aux grandes surfaces, sont équipées d’un brumisateur </text:p>
      <text:h text:style-name="P1" text:outline-level="2"><text:span text:style-name="T6">Quand </text:span><text:span text:style-name="T5">est-ce qu’il faut</text:span><text:span text:style-name="T6"> arroser ?</text:span></text:h>
      <text:p text:style-name="P10"><text:span text:style-name="Strong_20_Emphasis"><text:span text:style-name="T3">Il faut arroser a</text:span></text:span><text:span text:style-name="Strong_20_Emphasis"><text:span text:style-name="T2">u printemps</text:span></text:span><text:span text:style-name="T6">, les apports en eau sont préférables le matin pour préserver le plus longtemps possible l’humidité du sol. Mieux vaut privilégier </text:span><text:span text:style-name="Strong_20_Emphasis"><text:span text:style-name="T2">l’arrosage en soirée ou très tôt le matin et </text:span></text:span><text:soft-page-break/><text:span text:style-name="Strong_20_Emphasis"><text:span text:style-name="T2">compter en moyenne 5 à 7 mm d’eau par jour.Gérer la distribution de l’eau</text:span></text:span></text:p>
      <text:p text:style-name="Text_20_body"><text:span text:style-name="T5">Selon la surface, il peut être judicieux de </text:span><text:span text:style-name="Strong_20_Emphasis"><text:span text:style-name="T5">multiplier les points de puisage</text:span></text:span><text:span text:style-name="T5"> pour alimenter en eau les différents végétaux présents dans le jardin. Comme les équipements d’arrosage </text:span><text:span text:style-name="T9">et qui</text:span><text:span text:style-name="T5"> ne sollicitent pas les mêmes débits en eau, la distribution peut être séparée pour arroser la pelouse, le </text:span><text:span text:style-name="T8">potager</text:span><text:span text:style-name="T5"> ou les massifs.<text:line-break/>Si un robinet de jardin est installé sur l’un des murs de la maison, il peut alimenter plusieurs tuyaux d’arrosage. Pour une distance inférieure à 10 m, un tuyau peu encombrant suffit (modèle rétractable ou extensible), alors que pour une distance supérieure à 20 m, un dévidoir mural à proximité du robinet facilite la manipulation et son rangement. Au-delà de 40 m, il s’avère utile de </text:span><text:span text:style-name="Strong_20_Emphasis"><text:span text:style-name="T5">creuser une tranchée</text:span></text:span><text:span text:style-name="T5"> (environ 1 m de profondeur) et d’y enterrer une canalisation posée sur un lit de sable </text:span><text:span text:style-name="T9">branchée</text:span><text:span text:style-name="T5"> directement sur l’arrivée d’eau principale. À son extrémité, une vanne accessible depuis un regard encastré dans le sol permet d’y raccorder toute sorte de systèmes d’arrosage. </text:span></text:p>
      <text:p text:style-name="Text_20_body"><text:span text:style-name="T5">Si vous vous absentez pour les vacances, le mieux est de demander à un voisin de venir arroser. Si ce n’est pas possible, le mieux est alors d’installer un système d’arrosage automatique avec un programmateur qui déclenchera l’allumage de votre goutte-à-goutte ou de vos tuyaux microporeux. </text:span></text:p>
      <text:p text:style-name="P11"/>
      <text:p text:style-name="P11"/>
      <text:p text:style-name="P11"/>
      <text:p text:style-name="P11"/>
      <text:p text:style-name="P8"><text:soft-page-break/>Quels sont les différents paramètres à prendre en compte pour que l’application <text:span text:style-name="T1">de l’arrosage automatique </text:span>soit réellement performante et pratique ?</text:p>
      <text:p text:style-name="P4"/>
      <text:p text:style-name="P12"><text:span text:style-name="Strong_20_Emphasis"><text:span text:style-name="T4">Les paramètres à prendre en compte pour que l’arrosage automatique soit réellement performante et pratique c’es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1T14:24:39.003000000</meta:creation-date>
    <dc:date>2021-05-26T08:48:45.106000000</dc:date>
    <meta:editing-duration>PT1H31M58S</meta:editing-duration>
    <meta:editing-cycles>9</meta:editing-cycles>
    <meta:generator>LibreOffice/6.1.5.2$Windows_X86_64 LibreOffice_project/90f8dcf33c87b3705e78202e3df5142b201bd805</meta:generator>
    <meta:document-statistic meta:table-count="0" meta:image-count="0" meta:object-count="0" meta:page-count="3" meta:paragraph-count="12" meta:word-count="500" meta:character-count="3115" meta:non-whitespace-character-count="2622"/>
  </office:meta>
</office:document-meta>
</file>